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officeooo:rsid="000afd31" officeooo:paragraph-rsid="000afd31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arta graficzna – karta rozszerzeń komputera odpowiedzialna za renderowanie grafiki i jej konwersję na sygnał zrozumiały dla wyświetlacza.</text:span><text:line-break/><text:span text:style-name="T1">Procesor (CPU - centralna jednostka wykonawcza) to układ scalony, którego działanie polega na wykonywaniu instrukcji programów. Nadzoruje on i synchronizuje prace wszystkich urządzen w komputerze.</text:span><text:line-break/><text:span text:style-name="T1">Pendrive-urządzenie przenośne zawierające pamięć nieulotną typu flash, zaprojektowane do współpracy z komputerem przez port USB i używane do przenoszenia danych między komputerami oraz urządzeniami obsługującymi pamięci USB.</text:span><text:line-break/><text:span text:style-name="T1">Sprzęt komputerowy (ang. hardware) – materialna część komputera. Ogólnie hardware'em nazywa się sprzęt komputerowy jako taki i odróżnia się go od software'u – czyli oprogramowania.</text:span><text:line-break/><text:span text:style-name="T1">Dysk twardy- rodzaj pamięci masowej, wykorzystujący nośnik magnetyczny do przechowywania danych. Nazwa "dysk twardy" wynika z zastosowania twardego materiału jako podłoża dla właściwego nośnika</text:span><text:line-break/><text:span text:style-name="T1">Monitor komputerowy – ogólna nazwa jednego z urządzeń wyjścia do bezpośredniej komunikacji użytkownika z komputerem. Zadaniem monitora jest natychmiastowa wizualizacja wyników działania programów uruchomionych na komputerze.</text:span><text:line-break/><text:span text:style-name="T1">Klawiatura komputerowa – uporządkowany zestaw klawiszy służący do ręcznego sterowania urządzeniem lub ręcznego wprowadzania danych.</text:span><text:line-break/><text:span text:style-name="T1">Mysz (z ang. mouse) – urządzenie wskazujące używane podczas pracy z interfejsem graficznym systemu komputerowego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08:41:16.515000000</dc:date>
    <meta:generator>LibreOffice/4.2.1.1$Windows_x86 LibreOffice_project/d7dbbd7842e6a58b0f521599204e827654e1fb8b</meta:generator>
    <meta:document-statistic meta:table-count="0" meta:image-count="0" meta:object-count="0" meta:page-count="1" meta:paragraph-count="1" meta:word-count="169" meta:character-count="1407" meta:non-whitespace-character-count="1232"/>
  </office:meta>
</office:document-meta>
</file>